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style:rel-width="100%" fo:margin-left="0in" fo:margin-top="0in" fo:margin-bottom="0in" table:align="left" fo:background-color="#c0c0c0" style:writing-mode="lr-tb">
        <style:background-image/>
      </style:table-properties>
    </style:style>
    <style:style style:name="Table1.A" style:family="table-column">
      <style:table-column-properties style:column-width="6.5in" style:rel-column-width="65535*"/>
    </style:style>
    <style:style style:name="Table1.1" style:family="table-row">
      <style:table-row-properties style:min-row-height="2.334in" fo:keep-together="auto"/>
    </style:style>
    <style:style style:name="Table1.A1" style:family="table-cell">
      <style:table-cell-properties style:vertical-align="middle" fo:background-color="#c0c0c0" fo:padding="0.0104in" fo:border="none">
        <style:background-image/>
      </style:table-cell-properties>
    </style:style>
    <style:style style:name="Table2" style:family="table">
      <style:table-properties style:width="6.3694in" style:rel-width="100%" fo:margin-left="0in" fo:margin-top="0in" fo:margin-bottom="0in" table:align="left" fo:background-color="#c0c0c0" style:writing-mode="lr-tb">
        <style:background-image/>
      </style:table-properties>
    </style:style>
    <style:style style:name="Table2.A" style:family="table-column">
      <style:table-column-properties style:column-width="6.3694in" style:rel-column-width="65535*"/>
    </style:style>
    <style:style style:name="Table2.1" style:family="table-row">
      <style:table-row-properties style:min-row-height="3.1014in" fo:keep-together="auto"/>
    </style:style>
    <style:style style:name="Table2.A1" style:family="table-cell">
      <style:table-cell-properties style:vertical-align="middle" fo:background-color="#c0c0c0" fo:padding="0.0104in" fo:border="none">
        <style:background-image/>
      </style:table-cell-properties>
    </style:style>
    <style:style style:name="Table3" style:family="table">
      <style:table-properties style:width="6.5in" style:rel-width="100%" fo:margin-left="0in" fo:margin-top="0in" fo:margin-bottom="0in" table:align="left" fo:background-color="#c0c0c0" style:writing-mode="lr-tb">
        <style:background-image/>
      </style:table-properties>
    </style:style>
    <style:style style:name="Table3.A" style:family="table-column">
      <style:table-column-properties style:column-width="6.5in" style:rel-column-width="65535*"/>
    </style:style>
    <style:style style:name="Table3.1" style:family="table-row">
      <style:table-row-properties style:min-row-height="3.9049in" fo:keep-together="auto"/>
    </style:style>
    <style:style style:name="Table3.A1" style:family="table-cell">
      <style:table-cell-properties style:vertical-align="middle" fo:background-color="#c0c0c0" fo:padding="0.0104in" fo:border="none">
        <style:background-image/>
      </style:table-cell-properties>
    </style:style>
    <style:style style:name="P1" style:family="paragraph" style:parent-style-name="Standard" style:list-style-name="WWNum1">
      <style:paragraph-properties fo:margin-top="0.1945in" fo:margin-bottom="0.1945in" style:contextual-spacing="false" fo:line-height="100%"/>
    </style:style>
    <style:style style:name="P2" style:family="paragraph" style:parent-style-name="Standard" style:list-style-name="WWNum2">
      <style:paragraph-properties fo:margin-top="0.1945in" fo:margin-bottom="0.1945in" style:contextual-spacing="false" fo:line-height="100%"/>
    </style:style>
    <style:style style:name="P3" style:family="paragraph" style:parent-style-name="Standard" style:list-style-name="" style:master-page-name="Standard">
      <style:paragraph-properties fo:margin-top="0.1945in" fo:margin-bottom="0.1945in" style:contextual-spacing="false" fo:line-height="100%" style:page-number="auto"/>
    </style:style>
    <style:style style:name="P4" style:family="paragraph" style:parent-style-name="Standard">
      <style:paragraph-properties fo:margin-top="0in" fo:margin-bottom="0.1665in" style:contextual-spacing="false"/>
    </style:style>
    <style:style style:name="T1" style:family="text">
      <style:text-properties fo:font-weight="bold" style:font-name-asian="Times New Roman1" style:font-weight-asian="bold" style:font-name-complex="Times New Roman1" style:font-weight-complex="bold"/>
    </style:style>
    <style:style style:name="T2" style:family="text">
      <style:text-properties style:font-name="Calibri"/>
    </style:style>
    <style:style style:name="T3" style:family="text">
      <style:text-properties style:font-name="Calibri" fo:font-size="11pt" style:font-size-asian="11pt" style:font-size-complex="11pt"/>
    </style:style>
    <style:style style:name="T4" style:family="text">
      <style:text-properties style:font-name="Calibri" fo:font-size="11pt" fo:font-weight="bold" style:font-size-asian="11pt" style:font-weight-asian="bold" style:font-size-complex="11pt" style:font-weight-complex="bold"/>
    </style:style>
    <style:style style:name="T5" style:family="text">
      <style:text-properties style:font-name="Courier" fo:font-size="10pt" style:font-size-asian="10pt" style:font-size-complex="10pt"/>
    </style:style>
    <style:style style:name="T6" style:family="text">
      <style:text-properties style:font-name="Courier" fo:font-size="10pt" officeooo:rsid="00054ef2" style:font-size-asian="10pt" style:font-size-complex="10pt"/>
    </style:style>
    <style:style style:name="T7" style:family="text">
      <style:text-properties style:font-name="Courier" fo:font-size="10pt" fo:font-weight="bold" style:font-size-asian="10pt" style:font-weight-asian="bold" style:font-size-complex="10pt" style:font-weight-complex="bold"/>
    </style:style>
    <style:style style:name="fr1" style:family="graphic" style:parent-style-name="Frame">
      <style:graphic-properties fo:margin-left="0in" fo:margin-right="0.0752in" fo:margin-top="0in" fo:margin-bottom="0in" style:vertical-pos="from-top" style:vertical-rel="paragraph" style:horizontal-pos="from-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1">X11 Forwarding when SUDO-ing to another user </text:span></text:h>
      <text:p text:style-name="Normal_20__28_Web_29_"><text:span text:style-name="T3">I've been asked allot about how to get a X-Window to display when you sudo to another user, in most cases root. To do this, follow these steps.</text:span></text:p>
      <text:h text:style-name="Heading_20_3" text:outline-level="3"><text:span text:style-name="T2">How-To</text:span></text:h>
      <text:p text:style-name="Normal_20__28_Web_29_"><text:span text:style-name="T3">here it goes... the magic</text:span></text:p>
      <text:p text:style-name="Normal_20__28_Web_29_"><text:span text:style-name="T3">The following must be true before you begin</text:span></text:p>
      <text:list xml:id="list1388722089750160603" text:style-name="WWNum1">
        <text:list-item>
          <text:p text:style-name="P1">Your PC is running a X-Windows Server. I like to use <text:a xlink:type="simple" xlink:href="http://www.straightrunning.com/XmingNotes/">Xming</text:a>.</text:p>
        </text:list-item>
        <text:list-item>
          <text:p text:style-name="P1">Your SSH client (I like <text:a xlink:type="simple" xlink:href="http://www.chiark.greenend.org.uk/%7Esgtatham/putty/">Putty</text:a>) must be set to forward X.</text:p>
        </text:list-item>
      </text:list>
      <text:list xml:id="list5600527726754297071" text:style-name="WWNum2">
        <text:list-item>
          <text:p text:style-name="P2">login to the server as your ID as normal</text:p>
        </text:list-item>
        <text:list-item>
          <text:p text:style-name="P2">then do your command to get to root "sudo su -"</text:p>
        </text:list-item>
        <text:list-item>
          <text:p text:style-name="P2">once your root issue the following command.... be sure to replace the tag with your user id you logged into the server as</text:p>
        </text:list-item>
        <text:list-item>
          <text:p text:style-name="P2">export XAUTHORITY="USER HOME DIR"/.Xauthority</text:p>
        </text:list-item>
        <text:list-item>
          <text:p text:style-name="P2">hen run xclock and it should pop up</text:p>
        </text:list-item>
      </text:list>
      <text:p text:style-name="Normal_20__28_Web_29_"><text:span text:style-name="T3">I should look something like this from the command line</text:span></text:p>
      <text:p text:style-name="P4"><draw:frame draw:style-name="fr1" draw:name="Frame1" text:anchor-type="paragraph" svg:x="-0.0752in" svg:y="0in" svg:width="0.0161in" style:rel-width="100%" draw:z-index="0"><draw:text-box fo:min-height="0in"><table:table table:name="Table1" table:style-name="Table1"><table:table-column table:style-name="Table1.A"/><table:table-row table:style-name="Table1.1"><table:table-cell table:style-name="Table1.A1" office:value-type="string"><text:p text:style-name="P4"><text:span text:style-name="T5">[ /home/</text:span><text:span text:style-name="T6">test</text:span><text:span text:style-name="T5"> ]<text:line-break/></text:span><text:span text:style-name="T6">test</text:span><text:span text:style-name="T5">@</text:span><text:span text:style-name="T6">hostname</text:span><text:span text:style-name="T5"> $ sudo su -<text:line-break/>Local Password :<text:line-break/><text:line-break/>[ /root ]<text:line-break/>root@</text:span><text:span text:style-name="T6">hostname</text:span><text:span text:style-name="T5"> # export XAUTHORITY=/home/</text:span><text:span text:style-name="T6">test</text:span><text:span text:style-name="T5">/.Xauthority<text:line-break/><text:line-break/>[ /root ]<text:line-break/>root@</text:span><text:span text:style-name="T6">hostname</text:span><text:span text:style-name="T5"> # xclock</text:span></text:p></table:table-cell></table:table-row></table:table></draw:text-box></draw:frame><text:line-break/><text:line-break/><text:line-break/><text:line-break/><text:line-break/><text:soft-page-break/><text:line-break/><text:line-break/><text:line-break/><text:line-break/><text:line-break/><text:line-break/></text:p>
      <text:h text:style-name="Heading_20_3" text:outline-level="3"><text:span text:style-name="T2">Troubleshooting</text:span></text:h>
      <text:p text:style-name="Normal_20__28_Web_29_"><text:span text:style-name="T3">The most important thing to make sure is that the SSH client is forwarding X and the user account logged into first can run xclock and display it back. If it cant, then there are other issues. One Ive found most in this environment is the lack of a "localhost" name in /etc/hosts for 127.0.0.1.</text:span></text:p>
      <text:p text:style-name="Normal_20__28_Web_29_"><text:span text:style-name="T3">Another issue that has popped up is that when "sudo su -" to root, a DISPLAY variable never gets set. To work around this, do the following after setting the XAUTHORITY variable to the correct display number. Should look something like this (note item in bold):</text:span></text:p>
      <text:p text:style-name="P4"><draw:frame draw:style-name="fr1" draw:name="Frame2" text:anchor-type="paragraph" svg:x="-0.0752in" svg:y="0in" svg:width="0.0161in" style:rel-width="98%" draw:z-index="1"><draw:text-box fo:min-height="0in"><table:table table:name="Table2" table:style-name="Table2"><table:table-column table:style-name="Table2.A"/><table:table-row table:style-name="Table2.1"><table:table-cell table:style-name="Table2.A1" office:value-type="string"><text:p text:style-name="P4"><text:span text:style-name="T5">[ /root ]<text:line-break/>root@hostname # export XAUTHORITY=/home/test/.Xauthority<text:line-break/><text:line-break/>[ /root ]<text:line-break/>root@hostname # xauth list<text:line-break/>hostname/unix:</text:span><text:span text:style-name="T7">10</text:span><text:span text:style-name="T5"> MIT-MAGIC-COOKIE-1 2cb66b9d9b36ee65495bef16f1172e0f<text:line-break/><text:line-break/>[ /root ]<text:line-break/>root@hostname # export DISPLAY=":</text:span><text:span text:style-name="T7">10</text:span><text:span text:style-name="T5">.0"<text:line-break/><text:line-break/>[ /root ]<text:line-break/>root@hostname # xclock</text:span></text:p></table:table-cell></table:table-row></table:table></draw:text-box></draw:frame><text:line-break/><text:line-break/><text:line-break/><text:line-break/><text:line-break/><text:line-break/><text:line-break/><text:line-break/><text:line-break/><text:line-break/><text:line-break/><text:line-break/></text:p>
      <text:p text:style-name="Normal_20__28_Web_29_"/>
      <text:p text:style-name="Normal_20__28_Web_29_"><text:span text:style-name="T3">Another issue that has popped up is that when "sudo su -" to a non-root ID. What happens is the non-root user cannot read the .Xauthority file of the user that was logged into. A way around this is to do the following. First login as your normal user, but instead of sudoing to the other user, do the following instead:</text:span></text:p>
      <text:p text:style-name="P4"><draw:frame draw:style-name="fr1" draw:name="Frame3" text:anchor-type="paragraph" svg:x="-0.0752in" svg:y="0in" svg:width="0.0161in" style:rel-width="100%" draw:z-index="2"><draw:text-box fo:min-height="0in"><table:table table:name="Table3" table:style-name="Table3"><table:table-column table:style-name="Table3.A"/><table:table-row table:style-name="Table3.1"><table:table-cell table:style-name="Table3.A1" office:value-type="string"><text:p text:style-name="P4"><text:span text:style-name="T5">[ /home/test ]<text:line-break/>test@hostname &gt; xauth list<text:line-break/>hostname/unix:13 MIT-MAGIC-COOKIE-1 9c9adcce5aa813b79768414da54b0c05<text:line-break/><text:line-break/>[ /home/test ]<text:line-break/>test@hostname &gt; sudo su - otheruser<text:line-break/>1DC AD password :<text:line-break/><text:line-break/>[ /home/otheruser ]<text:line-break/>otheruser@hostname &gt; xauth add hostname/unix:13 MIT-MAGIC-COOKIE-1 9c9adcce5aa813b79768414da54b0c05<text:line-break/>xauth: creating new authority file /home/otheruser/.Xauthority<text:line-break/><text:line-break/>[ /home/otheruser ]<text:line-break/>otheruser@hostname &gt; export DISPLAY=":13.0"<text:line-break/><text:line-break/>[ /home/otheruser ]<text:line-break/>otheruser@hostname &gt; xclock</text:span></text:p></table:table-cell></table:table-row></table:table></draw:text-box></draw:frame><text:soft-page-break/><text:line-break/><text:line-break/><text:line-break/><text:line-break/><text:line-break/><text:line-break/><text:line-break/><text:line-break/><text:line-break/><text:line-break/><text:line-break/><text:line-break/><text:line-break/><text:line-break/><text:line-break/><text:line-break/><text:line-break/><text:line-break/></text:p>
      <text:p text:style-name="Normal_20__28_Web_29_"><text:span text:style-name="T4">NOTE:</text:span><text:span text:style-name="T3"> the line "xauth: creating new authority file /home/otheruser/.Xauthority" may or may not appear... its ok if it doesnt.</text:span></text:p>
      <text:p text:style-name="Standard"/>
      <text:h text:style-name="Heading_20_3" text:outline-level="3"><text:soft-page-break/><text:span text:style-name="T2">Excellent Reference</text:span></text:h>
      <text:p text:style-name="Standard"><text:a xlink:type="simple" xlink:href="http://www.brandonhutchinson.com/wiki/X11_Forwarding_and_su/sudo">X11 Forwarding and su/sudo</text:a><text:line-break/>X11 DISPLAY variables and X forwar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clark01</meta:initial-creator>
    <meta:editing-cycles>1</meta:editing-cycles>
    <meta:creation-date>2010-09-01T15:25:00</meta:creation-date>
    <dc:date>2014-02-13T20:02:11.166000000</dc:date>
    <meta:editing-duration>PT2S</meta:editing-duration>
    <meta:generator>LibreOffice/4.1.4.2$Windows_x86 LibreOffice_project/0a0440ccc0227ad9829de5f46be37cfb6edcf72</meta:generator>
    <meta:document-statistic meta:table-count="3" meta:image-count="0" meta:object-count="0" meta:page-count="4" meta:paragraph-count="26" meta:word-count="445" meta:character-count="2760" meta:non-whitespace-character-count="2294"/>
    <meta:user-defined meta:name="AppVersion">12.0000</meta:user-defined>
    <meta:user-defined meta:name="Company">First Data U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